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9901b" officeooo:paragraph-rsid="0009901b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3pt" fo:font-weight="bold" officeooo:rsid="0009901b" officeooo:paragraph-rsid="0009901b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officeooo:rsid="0009901b" officeooo:paragraph-rsid="0009c1f1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officeooo:rsid="0009901b" officeooo:paragraph-rsid="0009901b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officeooo:rsid="0009901b" officeooo:paragraph-rsid="000c0659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9901b" officeooo:paragraph-rsid="0009901b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officeooo:rsid="0009c1f1" officeooo:paragraph-rsid="0009c1f1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9901b" officeooo:paragraph-rsid="0009901b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9c1f1"/>
    </style:style>
    <style:style style:name="T3" style:family="text">
      <style:text-properties officeooo:rsid="0009c1f1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taPlus - Estrutura de pastas Github</text:p>
      <text:p text:style-name="P1"/>
      <text:p text:style-name="P1">A estrutra de pastas é uma subcategoria dentro do processo de gerenciamento da configuração. O documento de planejamento da configuração será definido posteriormente e, como a requisição foi da estrutura de pastas somente, aqui ela está.</text:p>
      <text:p text:style-name="P1"/>
      <text:list xml:id="list2311183913" text:style-name="L1">
        <text:list-item>
          <text:p text:style-name="P3">C<text:span text:style-name="T3">o</text:span>digo Fonte</text:p>
          <text:list>
            <text:list-item>
              <text:p text:style-name="P5">[A ser definido posteriormente]</text:p>
            </text:list-item>
          </text:list>
        </text:list-item>
        <text:list-item>
          <text:p text:style-name="P4">Documentacao</text:p>
          <text:list>
            <text:list-item>
              <text:p text:style-name="P3">Configuracao</text:p>
            </text:list-item>
            <text:list-item>
              <text:p text:style-name="P4">Gerencia de Projeto</text:p>
            </text:list-item>
            <text:list-item>
              <text:p text:style-name="P4">Modelagem</text:p>
              <text:list>
                <text:list-item>
                  <text:p text:style-name="P4">Arquitetura</text:p>
                </text:list-item>
                <text:list-item>
                  <text:p text:style-name="P8"><text:span text:style-name="T2">Projeto Detalhado</text:span><text:span text:style-name="T1"> / Design</text:span></text:p>
                </text:list-item>
              </text:list>
            </text:list-item>
            <text:list-item>
              <text:p text:style-name="P3">Processos</text:p>
            </text:list-item>
            <text:list-item>
              <text:p text:style-name="P3">Requisitos</text:p>
            </text:list-item>
            <text:list-item>
              <text:p text:style-name="P7">Verificacao e Validacao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22:43:16.381655000</meta:creation-date>
    <dc:date>2017-09-10T23:39:04.611850000</dc:date>
    <meta:editing-duration>PT6M19S</meta:editing-duration>
    <meta:editing-cycles>2</meta:editing-cycles>
    <meta:generator>LibreOffice/5.3.4.2$MacOSX_X86_64 LibreOffice_project/f82d347ccc0be322489bf7da61d7e4ad13fe2ff3</meta:generator>
    <meta:document-statistic meta:table-count="0" meta:image-count="0" meta:object-count="0" meta:page-count="1" meta:paragraph-count="13" meta:word-count="75" meta:character-count="461" meta:non-whitespace-character-count="410"/>
  </office:meta>
</office:document-meta>
</file>